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rsid="00049541" officeooo:paragraph-rsid="00049541"/>
    </style:style>
    <style:style style:name="P3" style:family="paragraph" style:parent-style-name="Preformatted_20_Text">
      <style:text-properties officeooo:rsid="00059254" officeooo:paragraph-rsid="00059254"/>
    </style:style>
    <style:style style:name="P4" style:family="paragraph" style:parent-style-name="Preformatted_20_Text">
      <style:text-properties fo:font-size="12pt" fo:font-weight="bold" officeooo:rsid="00059254" officeooo:paragraph-rsid="000622b0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059254" officeooo:paragraph-rsid="0006233e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rsid="00059254" officeooo:paragraph-rsid="0009cdc7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059254" officeooo:paragraph-rsid="000b49b9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059254" officeooo:paragraph-rsid="000fe97f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118bdb" officeooo:paragraph-rsid="00118bdb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0pt" fo:font-weight="normal" officeooo:rsid="00059254" officeooo:paragraph-rsid="000622b0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059254" officeooo:paragraph-rsid="000922b6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059254" officeooo:paragraph-rsid="0009cdc7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059254" officeooo:paragraph-rsid="000fe97f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0922b6" officeooo:paragraph-rsid="000922b6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09cdc7" officeooo:paragraph-rsid="0009cdc7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0d1aee" officeooo:paragraph-rsid="000d1aee" style:font-size-asian="10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0dd973" officeooo:paragraph-rsid="000dd973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10ceaa" officeooo:paragraph-rsid="0010ceaa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118bdb" officeooo:paragraph-rsid="00118bdb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3ac37" style:font-size-asian="16pt" style:font-weight-asian="bold" style:font-size-complex="16pt" style:font-weight-complex="bold"/>
    </style:style>
    <style:style style:name="T3" style:family="text">
      <style:text-properties officeooo:rsid="00049541"/>
    </style:style>
    <style:style style:name="T4" style:family="text">
      <style:text-properties officeooo:rsid="0006233e"/>
    </style:style>
    <style:style style:name="T5" style:family="text">
      <style:text-properties officeooo:rsid="00065c49"/>
    </style:style>
    <style:style style:name="T6" style:family="text">
      <style:text-properties officeooo:rsid="00078606"/>
    </style:style>
    <style:style style:name="T7" style:family="text">
      <style:text-properties officeooo:rsid="000922b6"/>
    </style:style>
    <style:style style:name="T8" style:family="text">
      <style:text-properties officeooo:rsid="0009cdc7"/>
    </style:style>
    <style:style style:name="T9" style:family="text">
      <style:text-properties officeooo:rsid="000b49b9"/>
    </style:style>
    <style:style style:name="T10" style:family="text">
      <style:text-properties officeooo:rsid="000b9fd2"/>
    </style:style>
    <style:style style:name="T11" style:family="text">
      <style:text-properties officeooo:rsid="000fe97f"/>
    </style:style>
    <style:style style:name="T12" style:family="text">
      <style:text-properties officeooo:rsid="0010ce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ection </text:span><text:span text:style-name="T2">7</text:span><text:span text:style-name="T1"> : </text:span><text:span text:style-name="T2">Blade template and views</text:span> </text:p>
      <text:p text:style-name="Preformatted_20_Text"/>
      <text:p text:style-name="P1"><text:span text:style-name="T3">1</text:span>8 – <text:span text:style-name="T3">blade directives</text:span></text:p>
      <text:p text:style-name="Preformatted_20_Text"><text:s/></text:p>
      <text:p text:style-name="P2">@if()</text:p>
      <text:p text:style-name="P2"/>
      <text:p text:style-name="P2">@ifelse()</text:p>
      <text:p text:style-name="P2"/>
      <text:p text:style-name="P2">@endif</text:p>
      <text:p text:style-name="P2"/>
      <text:p text:style-name="P2">@for</text:p>
      <text:p text:style-name="P2"/>
      <text:p text:style-name="P2">@endfor</text:p>
      <text:p text:style-name="P2"/>
      <text:p text:style-name="P2">@foreach</text:p>
      <text:p text:style-name="P2"/>
      <text:p text:style-name="P2">@endforeach</text:p>
      <text:p text:style-name="P2"/>
      <text:p text:style-name="P2">{{-- commented code here --}}</text:p>
      <text:p text:style-name="P2"/>
      <text:p text:style-name="P3">@php</text:p>
      <text:p text:style-name="P3">$title = “contact page”</text:p>
      <text:p text:style-name="P3">@endphp</text:p>
      <text:p text:style-name="P3"/>
      <text:p text:style-name="P3"/>
      <text:p text:style-name="P4"><text:span text:style-name="T9">19</text:span> – <text:span text:style-name="T4">passing data</text:span></text:p>
      <text:p text:style-name="P4"/>
      <text:p text:style-name="P17">1- adding data with route like title-books</text:p>
      <text:p text:style-name="P17"/>
      <text:p text:style-name="P10">Route::get('/contact', function () {</text:p>
      <text:p text:style-name="P10"><text:s text:c="4"/>$title="Title From Route";</text:p>
      <text:p text:style-name="P10"><text:s text:c="4"/>$books=['IT Book','Clean Code',"Dirty Code"];</text:p>
      <text:p text:style-name="P10">// <text:s text:c="3"/>return view('contact.index');</text:p>
      <text:p text:style-name="P10"><text:s text:c="4"/>return view('contact.index',['title'=&gt;$title,'books'=&gt;$books]);</text:p>
      <text:p text:style-name="P10">})→name('contact');</text:p>
      <text:p text:style-name="P10"/>
      <text:p text:style-name="P17">2- display data at blade</text:p>
      <text:p text:style-name="P17"/>
      <text:p text:style-name="P17"><text:s text:c="4"/>&lt;h2&gt;{{$title}}&lt;/h2&gt;</text:p>
      <text:p text:style-name="P17"/>
      <text:p text:style-name="P17"><text:s text:c="4"/>&lt;h2&gt;From foreach loop&lt;/h2&gt;</text:p>
      <text:p text:style-name="P17"><text:s text:c="4"/>&lt;ul&gt;</text:p>
      <text:p text:style-name="P17"><text:s text:c="8"/>@foreach($books as $book)</text:p>
      <text:p text:style-name="P17"><text:s text:c="12"/>&lt;li&gt;{{$book}}&lt;/li&gt;</text:p>
      <text:p text:style-name="P17"><text:s text:c="8"/>@endforeach</text:p>
      <text:p text:style-name="P17"><text:s text:c="4"/>&lt;/ul&gt;</text:p>
      <text:p text:style-name="P17"/>
      <text:p text:style-name="P17"><text:s text:c="4"/>&lt;h2&gt;From for loop&lt;/h2&gt;</text:p>
      <text:p text:style-name="P17"><text:s text:c="4"/>&lt;ul&gt;</text:p>
      <text:p text:style-name="P17"><text:s text:c="8"/>@for($i = 0;$i &lt; count($books); $i++)</text:p>
      <text:p text:style-name="P17"><text:s text:c="12"/>&lt;li&gt;{{$books[$i]}}&lt;/li&gt;</text:p>
      <text:p text:style-name="P17"><text:s text:c="8"/>@endfor</text:p>
      <text:p text:style-name="P17"><text:s text:c="4"/>&lt;/ul&gt;</text:p>
      <text:p text:style-name="P10"/>
      <text:p text:style-name="P4"/>
      <text:p text:style-name="P5"><text:span text:style-name="T9">20</text:span> – <text:span text:style-name="T5">Extending blade</text:span></text:p>
      <text:p text:style-name="P4"/>
      <text:p text:style-name="P11"><text:span text:style-name="T7">1- </text:span></text:p>
      <text:p text:style-name="P11">&lt;<text:span text:style-name="T7">header</text:span>&gt;&lt;/<text:span text:style-name="T7">header</text:span>&gt;</text:p>
      <text:p text:style-name="P11"><text:tab/>@yield('contents') – <text:span text:style-name="T6">add that to app.blade.php (layout)</text:span></text:p>
      <text:p text:style-name="P11">&lt;<text:span text:style-name="T7">footer</text:span>&gt;&lt;/<text:span text:style-name="T7">footer</text:span>&gt;</text:p>
      <text:p text:style-name="P10"/>
      <text:p text:style-name="P14"><text:soft-page-break/>2- </text:p>
      <text:p text:style-name="P10">@extends('app')</text:p>
      <text:p text:style-name="P10"/>
      <text:p text:style-name="P10">@section('contents')</text:p>
      <text:p text:style-name="P10"/>
      <text:p text:style-name="P14">Contents injected to layout ‘contens’ at app layout</text:p>
      <text:p text:style-name="P14"/>
      <text:p text:style-name="P14">like : home – about contents </text:p>
      <text:p text:style-name="P10"/>
      <text:p text:style-name="P10">@endsection</text:p>
      <text:p text:style-name="P10"/>
      <text:p text:style-name="P10"/>
      <text:p text:style-name="P6"><text:span text:style-name="T9">21</text:span> – <text:span text:style-name="T8">including sub views</text:span></text:p>
      <text:p text:style-name="P10"/>
      <text:p text:style-name="P15">1- add seperate file for compnent like gallery.blade.php</text:p>
      <text:p text:style-name="P10"/>
      <text:p text:style-name="P12"><text:span text:style-name="T8">2- include component at anyview like </text:span></text:p>
      <text:p text:style-name="P12"/>
      <text:p text:style-name="P12">@include('gallery')</text:p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10">22</text:span> – <text:span text:style-name="T10">Conditional rendering in blade</text:span></text:p>
      <text:p text:style-name="P12"/>
      <text:p text:style-name="P16">its like that </text:p>
      <text:p text:style-name="P16"/>
      <text:p text:style-name="P16">@if(condition) – ex : @if(true) - @if(false)</text:p>
      <text:p text:style-name="P16"/>
      <text:p text:style-name="P16">content here </text:p>
      <text:p text:style-name="P16"/>
      <text:p text:style-name="P16">@endif</text:p>
      <text:p text:style-name="P16"/>
      <text:p text:style-name="P16"/>
      <text:p text:style-name="P8"><text:span text:style-name="T10">2</text:span><text:span text:style-name="T11">3</text:span> – <text:span text:style-name="T11">Stack</text:span></text:p>
      <text:p text:style-name="P8"/>
      <text:p text:style-name="P13"><text:span text:style-name="T12">1- </text:span>@stack('scripts') – <text:span text:style-name="T12">adding stack at app layout</text:span></text:p>
      <text:p text:style-name="P13"/>
      <text:p text:style-name="P18">2- access it and pass data from child with push like that</text:p>
      <text:p text:style-name="P18"/>
      <text:p text:style-name="P18">@push('scripts')</text:p>
      <text:p text:style-name="P18"><text:s text:c="4"/>&lt;script&gt;</text:p>
      <text:p text:style-name="P18"><text:s text:c="8"/>alert('from stack')</text:p>
      <text:p text:style-name="P18"><text:s text:c="4"/>&lt;/script&gt;</text:p>
      <text:p text:style-name="P18">@endpush</text:p>
      <text:p text:style-name="P18"/>
      <text:p text:style-name="P9">24 – Useful Blade Directives</text:p>
      <text:p text:style-name="P19"/>
      <text:p text:style-name="P19">https://laravel.com/docs/11.x/blade#blade-directiv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7T02:09:34.517508668</dc:date>
    <meta:editing-duration>PT1H17M21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182" meta:character-count="1543" meta:non-whitespace-character-count="1292"/>
  </office:meta>
</office:document-meta>
</file>